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Code">
      <style:text-properties officeooo:paragraph-rsid="00030c7f"/>
    </style:style>
    <style:style style:name="P3" style:family="paragraph" style:parent-style-name="Code">
      <style:text-properties officeooo:paragraph-rsid="00030d07"/>
    </style:style>
    <style:style style:name="P4" style:family="paragraph" style:parent-style-name="Chapter_20_Title">
      <style:text-properties fo:color="#bfbfbf" style:font-name="ZapfDingbats" fo:font-size="14pt" officeooo:paragraph-rsid="00030c7f" style:font-name-asian="ZapfDingbats" style:font-size-asian="14pt" style:font-name-complex="ZapfDingbats" style:font-size-complex="14pt"/>
    </style:style>
    <style:style style:name="P5" style:family="paragraph" style:parent-style-name="Chapter_20_Title">
      <style:text-properties officeooo:paragraph-rsid="00030c7f"/>
    </style:style>
    <style:style style:name="P6" style:family="paragraph" style:parent-style-name="Standard">
      <style:paragraph-properties fo:text-align="justify" style:justify-single-word="false"/>
      <style:text-properties officeooo:paragraph-rsid="00030c7f"/>
    </style:style>
    <style:style style:name="P7" style:family="paragraph" style:parent-style-name="Chapter_20_Number" style:master-page-name="Standard">
      <style:paragraph-properties style:page-number="auto"/>
      <style:text-properties officeooo:paragraph-rsid="00030c7f"/>
    </style:style>
    <style:style style:name="P8"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9" style:family="paragraph" style:parent-style-name="Code">
      <style:text-properties officeooo:paragraph-rsid="00030c7f"/>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style:font-name-asian="TheSansMonoConNormal1"/>
    </style:style>
    <style:style style:name="T5" style:family="text">
      <style:text-properties style:font-name="Utopia-Italic" style:font-name-complex="Utopia-Italic"/>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Bold" style:font-name-complex="Utopia-Bold"/>
    </style:style>
    <style:style style:name="T8" style:family="text">
      <style:text-properties style:font-name="Utopia-Bold" fo:language="en" fo:country="US" style:font-name-complex="Utopia-Bold"/>
    </style:style>
    <style:style style:name="T9" style:family="text">
      <style:text-properties style:font-name="Utopia-Bold" fo:font-weight="bold" style:font-weight-asian="bold" style:font-name-complex="Utopia-Bold" style:font-weight-complex="bold"/>
    </style:style>
    <style:style style:name="T10"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1" style:family="text">
      <style:text-properties style:use-window-font-color="true" style:font-name="TheSansMonoConNormal" fo:font-size="11pt" fo:language="zxx" fo:country="none" officeooo:rsid="00030c7f" style:font-name-asian="Calibri" style:font-size-asian="11pt" style:language-asian="zxx" style:country-asian="none" style:font-name-complex="TheSansMonoConNormal" style:font-size-complex="11pt" style:language-complex="ar" style:country-complex="SA"/>
    </style:style>
    <style:style style:name="T12" style:family="text">
      <style:text-properties officeooo:rsid="00030c7f"/>
    </style:style>
    <style:style style:name="T1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45574704" text:id="ct94365845574704">
          <text:insertion>
            <office:change-info>
              <dc:creator>Ray Lischner</dc:creator>
              <dc:date>2020-04-28T09:56:27</dc:date>
            </office:change-info>
          </text:insertion>
        </text:changed-region>
        <text:changed-region xml:id="ct94365724946480" text:id="ct94365724946480">
          <text:deletion>
            <office:change-info>
              <dc:creator>Ray Lischner</dc:creator>
              <dc:date>2020-04-28T09:56:36</dc:date>
            </office:change-info>
            <text:p text:style-name="P8">#include &lt;iostream&gt;</text:p>
          </text:deletion>
        </text:changed-region>
        <text:changed-region xml:id="ct94365703706240" text:id="ct94365703706240">
          <text:insertion>
            <office:change-info>
              <dc:creator>Ray Lischner</dc:creator>
              <dc:date>2020-04-28T09:56:36</dc:date>
            </office:change-info>
          </text:insertion>
        </text:changed-region>
        <text:changed-region xml:id="ct94365806979600" text:id="ct94365806979600">
          <text:deletion>
            <office:change-info>
              <dc:creator>Ray Lischner</dc:creator>
              <dc:date>2020-04-28T09:56:36</dc:date>
            </office:change-info>
            <text:p text:style-name="P8">#include &lt;string&gt;</text:p>
          </text:deletion>
        </text:changed-region>
        <text:changed-region xml:id="ct94365703585280" text:id="ct94365703585280">
          <text:insertion>
            <office:change-info>
              <dc:creator>Ray Lischner</dc:creator>
              <dc:date>2020-04-28T09:56:36</dc:date>
            </office:change-info>
          </text:insertion>
        </text:changed-region>
        <text:changed-region xml:id="ct94365875486304" text:id="ct94365875486304">
          <text:insertion>
            <office:change-info>
              <dc:creator>Ray Lischner</dc:creator>
              <dc:date>2020-04-28T10:02:46</dc:date>
            </office:change-info>
          </text:insertion>
        </text:changed-region>
        <text:changed-region xml:id="ct94365794254096" text:id="ct94365794254096">
          <text:deletion>
            <office:change-info>
              <dc:creator>Ray Lischner</dc:creator>
              <dc:date>2020-04-28T10:02:44</dc:date>
            </office:change-info>
            <text:p text:style-name="Code">char c{}; </text:p>
          </text:deletion>
        </text:changed-region>
        <text:changed-region xml:id="ct94365865141504" text:id="ct94365865141504">
          <text:insertion>
            <office:change-info>
              <dc:creator>Ray Lischner</dc:creator>
              <dc:date>2020-04-28T09:57:10</dc:date>
            </office:change-info>
          </text:insertion>
        </text:changed-region>
        <text:changed-region xml:id="ct94365786378416" text:id="ct94365786378416">
          <text:deletion>
            <office:change-info>
              <dc:creator>Ray Lischner</dc:creator>
              <dc:date>2020-04-28T09:57:08</dc:date>
            </office:change-info>
            <text:p text:style-name="Code">int sum{0}, count{0}; </text:p>
          </text:deletion>
        </text:changed-region>
        <text:changed-region xml:id="ct94365716762576" text:id="ct94365716762576">
          <text:deletion>
            <office:change-info>
              <dc:creator>Ray Lischner</dc:creator>
              <dc:date>2020-04-28T09:56:36</dc:date>
            </office:change-info>
            <text:p text:style-name="P8">#include &lt;iostream&gt;</text:p>
          </text:deletion>
        </text:changed-region>
        <text:changed-region xml:id="ct94365786393280" text:id="ct94365786393280">
          <text:insertion>
            <office:change-info>
              <dc:creator>Ray Lischner</dc:creator>
              <dc:date>2020-04-28T09:56:36</dc:date>
            </office:change-info>
          </text:insertion>
        </text:changed-region>
        <text:changed-region xml:id="ct94365791992592" text:id="ct94365791992592">
          <text:deletion>
            <office:change-info>
              <dc:creator>Ray Lischner</dc:creator>
              <dc:date>2020-04-28T09:56:36</dc:date>
            </office:change-info>
            <text:p text:style-name="P8">#include &lt;string&gt;</text:p>
          </text:deletion>
        </text:changed-region>
        <text:changed-region xml:id="ct94365715238496" text:id="ct94365715238496">
          <text:insertion>
            <office:change-info>
              <dc:creator>Ray Lischner</dc:creator>
              <dc:date>2020-04-28T09:56:36</dc:date>
            </office:change-info>
          </text:insertion>
        </text:changed-region>
        <text:changed-region xml:id="ct94365805690400" text:id="ct94365805690400">
          <text:insertion>
            <office:change-info>
              <dc:creator>Ray Lischner</dc:creator>
              <dc:date>2020-04-28T09:57:48</dc:date>
            </office:change-info>
          </text:insertion>
        </text:changed-region>
        <text:changed-region xml:id="ct94365787083616" text:id="ct94365787083616">
          <text:deletion>
            <office:change-info>
              <dc:creator>Ray Lischner</dc:creator>
              <dc:date>2020-04-28T09:57:47</dc:date>
            </office:change-info>
            <text:p text:style-name="Code">int sum{0}, count{0}; </text:p>
          </text:deletion>
        </text:changed-region>
        <text:changed-region xml:id="ct94365819753040" text:id="ct94365819753040">
          <text:insertion>
            <office:change-info>
              <dc:creator>Ray Lischner</dc:creator>
              <dc:date>2020-04-28T09:58:11</dc:date>
            </office:change-info>
          </text:insertion>
        </text:changed-region>
        <text:changed-region xml:id="ct94365728790992" text:id="ct94365728790992">
          <text:deletion>
            <office:change-info>
              <dc:creator>Ray Lischner</dc:creator>
              <dc:date>2020-04-28T09:58:10</dc:date>
            </office:change-info>
            <text:p text:style-name="Code">char c{}; </text:p>
          </text:deletion>
        </text:changed-region>
        <text:changed-region xml:id="ct94365712350672" text:id="ct94365712350672">
          <text:deletion>
            <office:change-info>
              <dc:creator>Ray Lischner</dc:creator>
              <dc:date>2020-04-28T09:56:36</dc:date>
            </office:change-info>
            <text:p text:style-name="Code">#include &lt;iomanip&gt;</text:p>
          </text:deletion>
        </text:changed-region>
        <text:changed-region xml:id="ct94365703615856" text:id="ct94365703615856">
          <text:insertion>
            <office:change-info>
              <dc:creator>Ray Lischner</dc:creator>
              <dc:date>2020-04-28T09:56:36</dc:date>
            </office:change-info>
          </text:insertion>
        </text:changed-region>
        <text:changed-region xml:id="ct94365805080336" text:id="ct94365805080336">
          <text:deletion>
            <office:change-info>
              <dc:creator>Ray Lischner</dc:creator>
              <dc:date>2020-04-28T09:56:36</dc:date>
            </office:change-info>
            <text:p text:style-name="P8">#include &lt;iostream&gt;</text:p>
          </text:deletion>
        </text:changed-region>
        <text:changed-region xml:id="ct94365812726032" text:id="ct94365812726032">
          <text:insertion>
            <office:change-info>
              <dc:creator>Ray Lischner</dc:creator>
              <dc:date>2020-04-28T09:56:36</dc:date>
            </office:change-info>
          </text:insertion>
        </text:changed-region>
        <text:changed-region xml:id="ct94365738437376" text:id="ct94365738437376">
          <text:deletion>
            <office:change-info>
              <dc:creator>Ray Lischner</dc:creator>
              <dc:date>2020-04-28T09:56:36</dc:date>
            </office:change-info>
            <text:p text:style-name="P8">#include &lt;locale&gt;</text:p>
          </text:deletion>
        </text:changed-region>
        <text:changed-region xml:id="ct94365716066640" text:id="ct94365716066640">
          <text:insertion>
            <office:change-info>
              <dc:creator>Ray Lischner</dc:creator>
              <dc:date>2020-04-28T09:56:36</dc:date>
            </office:change-info>
          </text:insertion>
        </text:changed-region>
        <text:changed-region xml:id="ct94365820695904" text:id="ct94365820695904">
          <text:deletion>
            <office:change-info>
              <dc:creator>Ray Lischner</dc:creator>
              <dc:date>2020-04-28T09:56:36</dc:date>
            </office:change-info>
            <text:p text:style-name="P8">#include &lt;map&gt;</text:p>
          </text:deletion>
        </text:changed-region>
        <text:changed-region xml:id="ct94365795842704" text:id="ct94365795842704">
          <text:insertion>
            <office:change-info>
              <dc:creator>Ray Lischner</dc:creator>
              <dc:date>2020-04-28T09:56:36</dc:date>
            </office:change-info>
          </text:insertion>
        </text:changed-region>
        <text:changed-region xml:id="ct94365811073616" text:id="ct94365811073616">
          <text:deletion>
            <office:change-info>
              <dc:creator>Ray Lischner</dc:creator>
              <dc:date>2020-04-28T09:56:36</dc:date>
            </office:change-info>
            <text:p text:style-name="P8">#include &lt;string&gt;</text:p>
          </text:deletion>
        </text:changed-region>
        <text:changed-region xml:id="ct94365793537216" text:id="ct94365793537216">
          <text:insertion>
            <office:change-info>
              <dc:creator>Ray Lischner</dc:creator>
              <dc:date>2020-04-28T09:56:36</dc:date>
            </office:change-info>
          </text:insertion>
        </text:changed-region>
        <text:changed-region xml:id="ct94365732812768" text:id="ct94365732812768">
          <text:deletion>
            <office:change-info>
              <dc:creator>Ray Lischner</dc:creator>
              <dc:date>2020-04-28T09:58:41</dc:date>
            </office:change-info>
            <text:p text:style-name="P2">setw</text:p>
          </text:deletion>
        </text:changed-region>
        <text:changed-region xml:id="ct94365838412064" text:id="ct94365838412064">
          <text:insertion>
            <office:change-info>
              <dc:creator>Ray Lischner</dc:creator>
              <dc:date>2020-04-28T09:58:41</dc:date>
            </office:change-info>
          </text:insertion>
        </text:changed-region>
        <text:changed-region xml:id="ct94365889758160" text:id="ct94365889758160">
          <text:insertion>
            <office:change-info>
              <dc:creator>Ray Lischner</dc:creator>
              <dc:date>2020-04-28T09:58:44</dc:date>
            </office:change-info>
          </text:insertion>
        </text:changed-region>
        <text:changed-region xml:id="ct94365792935568" text:id="ct94365792935568">
          <text:deletion>
            <office:change-info>
              <dc:creator>Ray Lischner</dc:creator>
              <dc:date>2020-04-28T09:59:00</dc:date>
            </office:change-info>
            <text:p text:style-name="P2">) <text:s text:c="3"/>&lt;&lt; std::left <text:s/>&lt;&lt; </text:p>
          </text:deletion>
        </text:changed-region>
        <text:changed-region xml:id="ct94365807130112" text:id="ct94365807130112">
          <text:insertion>
            <office:change-info>
              <dc:creator>Ray Lischner</dc:creator>
              <dc:date>2020-04-28T09:59:00</dc:date>
            </office:change-info>
          </text:insertion>
        </text:changed-region>
        <text:changed-region xml:id="ct94365734603056" text:id="ct94365734603056">
          <text:deletion>
            <office:change-info>
              <dc:creator>Ray Lischner</dc:creator>
              <dc:date>2020-04-28T09:59:16</dc:date>
            </office:change-info>
            <text:p text:style-name="P2"><text:span text:style-name="T4"><text:s text:c="15"/></text:span>std::setw( &lt;&lt;</text:p>
            <text:p text:style-name="P2"/>
          </text:deletion>
        </text:changed-region>
        <text:changed-region xml:id="ct94365736050768" text:id="ct94365736050768">
          <text:insertion>
            <office:change-info>
              <dc:creator>Ray Lischner</dc:creator>
              <dc:date>2020-04-28T09:59:17</dc:date>
            </office:change-info>
          </text:insertion>
        </text:changed-region>
        <text:changed-region xml:id="ct94365837684464" text:id="ct94365837684464">
          <text:deletion>
            <office:change-info>
              <dc:creator>Ray Lischner</dc:creator>
              <dc:date>2020-04-28T09:59:22</dc:date>
            </office:change-info>
            <text:p text:style-name="P2">) &lt;&lt; std::right &lt;&lt;</text:p>
          </text:deletion>
        </text:changed-region>
        <text:changed-region xml:id="ct94365729431040" text:id="ct94365729431040">
          <text:insertion>
            <office:change-info>
              <dc:creator>Ray Lischner</dc:creator>
              <dc:date>2020-04-28T09:59:22</dc:date>
            </office:change-info>
          </text:insertion>
        </text:changed-region>
        <text:changed-region xml:id="ct94365834167376" text:id="ct94365834167376">
          <text:deletion>
            <office:change-info>
              <dc:creator>Ray Lischner</dc:creator>
              <dc:date>2020-04-28T09:59:25</dc:date>
            </office:change-info>
            <text:p text:style-name="P2"><text:s/>&lt;&lt; '\n'</text:p>
          </text:deletion>
        </text:changed-region>
        <text:changed-region xml:id="ct94365797324160" text:id="ct94365797324160">
          <text:insertion>
            <office:change-info>
              <dc:creator>Ray Lischner</dc:creator>
              <dc:date>2020-04-28T09:59:25</dc:date>
            </office:change-info>
          </text:insertion>
        </text:changed-region>
        <text:changed-region xml:id="ct94365819836384" text:id="ct94365819836384">
          <text:insertion>
            <office:change-info>
              <dc:creator>Ray Lischner</dc:creator>
              <dc:date>2020-04-28T09:59:44</dc:date>
            </office:change-info>
          </text:insertion>
        </text:changed-region>
        <text:changed-region xml:id="ct94365840152688" text:id="ct94365840152688">
          <text:deletion>
            <office:change-info>
              <dc:creator>Ray Lischner</dc:creator>
              <dc:date>2020-04-28T09:59:43</dc:date>
            </office:change-info>
            <text:p text:style-name="Code">std::string wor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4365845574704"/>E X P L O R A T I O N <text:s/><text:span text:style-name="T12">20</text:span></text:p>
      <text:p text:style-name="P6"/>
      <text:p text:style-name="P4"></text:p>
      <text:p text:style-name="P5"><text:change-end text:change-id="ct94365845574704"/><office:annotation office:name="__Annotation__6028_2002594317" loext:resolved="false"><dc:creator>Michael Thomas</dc:creator><dc:date>2020-03-10T09:58:29.860000000</dc:date><text:p text:style-name="P10"><text:span text:style-name="T13">Good clean chapter. <text:s/>The document is easy to read and understand.</text:span></text:p>
<text:p text:style-name="P10"><text:span text:style-name="T13"/></text:p>
<text:p text:style-name="P10"><text:span text:style-name="T13">I am running Windows 10 and Visual Studio 2019 16.5.0 Preview 4</text:span></text:p>
<text:p text:style-name="P10"><text:span text:style-name="T13"/></text:p>
<text:p text:style-name="P10"><text:span text:style-name="T13">All links in the chapter work.</text:span></text:p>
</office:annotation>Writing Functions<office:annotation-end office:name="__Annotation__6028_2002594317"/></text:p>
      <text:p text:style-name="Body_20_Text_20_First">At last, it’s time to embark on the journey toward writing your own functions. In this Exploration, you’ll begin by improving the word-counting program you’ve been crafting over the past five Explorations, writing functions to implement separate aspects of the program’s functionality.</text:p>
      <text:h text:style-name="Heading_20_1" text:outline-level="1"><text:bookmark-start text:name="function"/>Functions</text:h>
      <text:p text:style-name="Body_20_Text_20_First">You’ve been using functions since the very first program you wrote. In fact, you’ve been writing functions too. You see, <text:span text:style-name="Code_20_Inline">main()</text:span> is a<text:span text:style-name="T1"> </text:span>function, and you should view it the same as you would any other function (well<text:span text:style-name="T1">,</text:span> sort of, <text:span text:style-name="Code_20_Inline">main()</text:span> actually has some key differences from ordinary functions, but they needn’t concern you yet).</text:p>
      <text:p text:style-name="Body_20_Text_20_Cont">A function has a return type, a name, and parameters in parentheses. Following that is a compound statement, which is the function body. If the function has no parameters, the parentheses are empty. Each parameter is like a variable declaration: type and name. Parameters are separated by commas, so you cannot declare two parameters after a single type name. Instead, you must specify the type explicitly for each parameter.</text:p>
      <text:p text:style-name="Body_20_Text_20_Cont">A function usually has at least one <text:span text:style-name="Code_20_Inline">return</text:span> statement<text:alphabetical-index-mark text:string-value="return statement" text:key1="Functions"/>, which causes the function to discontinue execution and return control to its caller. A <text:span text:style-name="Code_20_Inline">return</text:span> statement’s structure <text:soft-page-break/>begins with the <text:span text:style-name="Code_20_Inline">return</text:span> keyword, followed by an expression, and ends with a semicolon, as demonstrated in the following example:</text:p>
      <text:p text:style-name="Code">return 42;</text:p>
      <text:p text:style-name="Body_20_Text_20_Cont">You can use a <text:span text:style-name="Code_20_Inline">return</text:span> statement anywhere you need a statement, and you can use as many <text:span text:style-name="Code_20_Inline">return</text:span> statements as you need or want. The only requirement is that every execution path through the function must have a <text:span text:style-name="Code_20_Inline">return</text:span> statement. Many compilers will warn you if you forget.</text:p>
      <text:p text:style-name="Body_20_Text_20_Cont">Some languages distinguish between functions, which return a value, and procedures or subroutines, which do not. C++ calls them all functions. If a function has no return value, declare the return type as <text:span text:style-name="Code_20_Inline">void</text:span>. Omit the value in the <text:span text:style-name="Code_20_Inline">return</text:span> statements in a <text:span text:style-name="Code_20_Inline">void</text:span> function:</text:p>
      <text:p text:style-name="Code"><text:span text:style-name="Code_20_Inline">return;</text:span></text:p>
      <text:p text:style-name="Body_20_Text_20_Cont">You can also omit the <text:span text:style-name="Code_20_Inline">return</text:span> statement entirely if the function returns <text:span text:style-name="Code_20_Inline">void</text:span>. In this circumstance, control returns to the caller when execution reaches the end of the function body. Listing 20-1 presents some function examples.</text:p>
      <text:p text:style-name="Code_20_Caption"><text:span text:style-name="T3">Listing</text:span><text:span text:style-name="T2"> </text:span><text:span text:style-name="T3">20-1.</text:span> Examples of Functions</text:p>
      <text:p text:style-name="P8"><text:change text:change-id="ct94365724946480"/><text:change-start text:change-id="ct94365703706240"/>import &lt;iostream&gt;;<text:change-end text:change-id="ct94365703706240"/></text:p>
      <text:p text:style-name="P8"><text:change text:change-id="ct94365806979600"/><text:change-start text:change-id="ct94365703585280"/>import &lt;string&gt;;<text:change-end text:change-id="ct94365703585280"/></text:p>
      <text:p text:style-name="Code"/>
      <text:p text:style-name="Code">/** Ignore the rest of the input line. */</text:p>
      <text:p text:style-name="Code">void ignore_line()</text:p>
      <text:p text:style-name="Code">{<text:change-start text:change-id="ct94365875486304"/></text:p>
      <text:p text:style-name="P3"><text:s text:c="2"/>char c{};<text:change-end text:change-id="ct94365875486304"/></text:p>
      <text:p text:style-name="Code"><office:annotation office:name="__Annotation__8249_2132577490" loext:resolved="false"><dc:creator>Michael Thomas</dc:creator><dc:date>2020-03-10T12:23:20.560000000</dc:date><text:p text:style-name="P10"><text:span text:style-name="T14">This line generates an error.</text:span></text:p>
<text:p text:style-name="P10"><text:span text:style-name="T14"/></text:p>
<text:p text:style-name="P10"><text:span text:style-name="T14">'c': undeclared identifier</text:span></text:p>
</office:annotation><text:span text:style-name="T4"><text:s text:c="2"/></text:span>while (<text:change text:change-id="ct94365794254096"/>std::cin.get(c) and c != '\n')<office:annotation-end office:name="__Annotation__8249_2132577490"/></text:p>
      <text:p text:style-name="P1"/>
      <text:p text:style-name="P1"/>
      <text:p text:style-name="Code"><text:span text:style-name="T4"><text:s text:c="4"/></text:span>/*empty*/;</text:p>
      <text:p text:style-name="Code">}</text:p>
      <text:p text:style-name="Code"/>
      <text:p text:style-name="Code">/** Prompt the user, then read a<text:span text:style-name="T1"> </text:span>number, and ignore the rest of the line.</text:p>
      <text:p text:style-name="Code"><text:span text:style-name="T4"><text:s/></text:span>* @param prompt the prompt string</text:p>
      <text:p text:style-name="Code"><text:span text:style-name="T4"><text:s/></text:span>* @return the input number or 0 for end-of-file</text:p>
      <text:p text:style-name="Code"><text:span text:style-name="T4"><text:s/></text:span>*/</text:p>
      <text:p text:style-name="Code">int prompted_read(std::string prompt)</text:p>
      <text:p text:style-name="Code">{</text:p>
      <text:p text:style-name="Code"><text:span text:style-name="T4"><text:s text:c="2"/></text:span>std::cout &lt;&lt; prompt;</text:p>
      <text:p text:style-name="Code"><text:span text:style-name="T4"><text:s text:c="2"/></text:span>int x{0};</text:p>
      <text:p text:style-name="Code"><text:span text:style-name="T4"><text:s text:c="2"/></text:span>std::cin &gt;&gt; x;</text:p>
      <text:p text:style-name="Code"><text:span text:style-name="T4"><text:s text:c="2"/></text:span>ignore_line();</text:p>
      <text:p text:style-name="Code"><text:soft-page-break/><text:span text:style-name="T4"><text:s text:c="2"/></text:span>return x;</text:p>
      <text:p text:style-name="Code">}</text:p>
      <text:p text:style-name="Code"/>
      <text:p text:style-name="Code">/** Print the statistics.</text:p>
      <text:p text:style-name="Code"><text:span text:style-name="T4"><text:s/></text:span>* @param count the number of values</text:p>
      <text:p text:style-name="Code"><text:span text:style-name="T4"><text:s/></text:span>* @param sum the sum of the values</text:p>
      <text:p text:style-name="Code"><text:span text:style-name="T4"><text:s/></text:span>*/</text:p>
      <text:p text:style-name="Code">void print_result(int count, int sum)</text:p>
      <text:p text:style-name="Code">{</text:p>
      <text:p text:style-name="Code"><text:span text:style-name="T4"><text:s text:c="2"/></text:span>if (count == 0)</text:p>
      <text:p text:style-name="Code"><text:span text:style-name="T4"><text:s text:c="2"/></text:span>{</text:p>
      <text:p text:style-name="Code"><text:span text:style-name="T4"><text:s text:c="4"/></text:span>std::cout &lt;&lt; "no data\n";</text:p>
      <text:p text:style-name="Code"><text:span text:style-name="T4"><text:s text:c="4"/></text:span>return;</text:p>
      <text:p text:style-name="Code"><text:span text:style-name="T4"><text:s text:c="2"/></text:span>}</text:p>
      <text:p text:style-name="Code"/>
      <text:p text:style-name="Code"><text:span text:style-name="T4"><text:s text:c="2"/></text:span>std::cout &lt;&lt; "\ncount = " &lt;&lt; count;</text:p>
      <text:p text:style-name="Code"><text:span text:style-name="T4"><text:s text:c="2"/></text:span>std::cout &lt;&lt; "\nsum <text:s text:c="2"/>= " &lt;&lt; sum;</text:p>
      <text:p text:style-name="Code"><text:span text:style-name="T4"><text:s text:c="2"/></text:span>std::cout &lt;&lt; "\nmean <text:s/>= " &lt;&lt; sum/count &lt;&lt; '\n';</text:p>
      <text:p text:style-name="Code">}</text:p>
      <text:p text:style-name="Code"/>
      <text:p text:style-name="Code">/** Main program. </text:p>
      <text:p text:style-name="Code"><text:span text:style-name="T4"><text:s/></text:span>* Read integers from the standard input and print statistics about them.</text:p>
      <text:p text:style-name="Code"><text:span text:style-name="T4"><text:s/></text:span>*/</text:p>
      <text:p text:style-name="Code">int main()</text:p>
      <text:p text:style-name="Code">{<text:change-start text:change-id="ct94365865141504"/></text:p>
      <text:p text:style-name="P2"><text:s text:c="2"/>int sum{0}, count{0};<text:change-end text:change-id="ct94365865141504"/></text:p>
      <text:p text:style-name="Code"><text:span text:style-name="T4"><text:s text:c="2"/></text:span>while (<text:change text:change-id="ct94365786378416"/>std::cin)</text:p>
      <text:p text:style-name="Code"><text:span text:style-name="T4"><text:s text:c="2"/></text:span>{</text:p>
      <text:p text:style-name="Code"><text:span text:style-name="T4"><text:s text:c="4"/></text:span>if (int x{prompted_read("Value: ")}; std::cin)</text:p>
      <text:p text:style-name="Code"><text:span text:style-name="T4"><text:s text:c="4"/></text:span>{</text:p>
      <text:p text:style-name="Code"><text:span text:style-name="T4"><text:s text:c="6"/></text:span>sum = sum + x;</text:p>
      <text:p text:style-name="Code"><text:span text:style-name="T4"><text:s text:c="6"/></text:span>++count;</text:p>
      <text:p text:style-name="Code"><text:span text:style-name="T4"><text:s text:c="4"/></text:span>}</text:p>
      <text:p text:style-name="Code"><text:span text:style-name="T4"><text:s text:c="2"/></text:span>}</text:p>
      <text:p text:style-name="Code"><text:span text:style-name="T4"><text:s text:c="2"/></text:span>print_result(count, sum);</text:p>
      <text:p text:style-name="Code">}</text:p>
      <text:p text:style-name="Body_20_Text_20_Cont"><text:span text:style-name="Strong_20_Emphasis">What does Listing 20-1 do?</text:span></text:p>
      <text:p text:style-name="Unnumbered_20_List">_____________________________________________________________</text:p>
      <text:p text:style-name="Unnumbered_20_List">_____________________________________________________________</text:p>
      <text:p text:style-name="Body_20_Text_20_Cont">The <text:span text:style-name="Code_20_Inline">ignore_line</text:span> function reads and discards characters from <text:span text:style-name="Code_20_Inline">std::cin</text:span> until it reaches the end of the line or the end of the file. It takes no arguments and returns no values to the caller.</text:p>
      <text:p text:style-name="Body_20_Text_20_Cont">The <text:span text:style-name="Code_20_Inline">prompted_read</text:span> function<text:alphabetical-index-mark text:string-value="prompted_read function" text:key1="Functions"/> prints a prompt to <text:span text:style-name="Code_20_Inline">std::cout</text:span>, then reads a number from <text:span text:style-name="Code_20_Inline">std::cin</text:span>. It then discards the rest of the input line. Because <text:span text:style-name="Code_20_Inline">x</text:span> is initialized to <text:span text:style-name="Code_20_Inline">0</text:span>, if <text:soft-page-break/>the read fails, the function returns <text:span text:style-name="Code_20_Inline">0</text:span>. The caller cannot distinguish between a failure and a real <text:span text:style-name="Code_20_Inline">0</text:span> in the input stream, so the <text:span text:style-name="Code_20_Inline">main()</text:span> function tests <text:span text:style-name="Code_20_Inline">std::cin</text:span> to know when to terminate the loop. (The value <text:span text:style-name="Code_20_Inline">0</text:span> is unimportant; feel free to initialize <text:span text:style-name="Code_20_Inline">x</text:span> to any value.) The sole argument to the function is the prompt string. The return type is <text:span text:style-name="Code_20_Inline">int</text:span>, and the return value is the number read from <text:span text:style-name="Code_20_Inline">std::cin</text:span>.</text:p>
      <text:p text:style-name="Body_20_Text_20_Cont">The <text:span text:style-name="Code_20_Inline">print_result</text:span> function<text:alphabetical-index-mark text:string-value="print_result function" text:key1="Functions"/> takes two arguments, both of type <text:span text:style-name="Code_20_Inline">int</text:span>. It returns nothing; it simply prints the results. Notice how it returns early if the input contains no data.</text:p>
      <text:p text:style-name="Body_20_Text_20_Cont">Finally, the <text:span text:style-name="Code_20_Inline">main()</text:span> function puts it all together, repeatedly calling <text:span text:style-name="Code_20_Inline">prompted_read</text:span> and accumulating the data. Once the input ends, <text:span text:style-name="Code_20_Inline">main()</text:span> prints the results, which, in this example, are the sum, count, and average of the integers it read from the standard input.</text:p>
      <text:h text:style-name="Heading_20_1" text:outline-level="1"><text:bookmark-end text:name="function"/>Function Call</text:h>
      <text:p text:style-name="Body_20_Text_20_First">In a<text:span text:style-name="T1"> </text:span>function call, all arguments are evaluated before the function is called. Each argument is copied to the corresponding parameter in the function<text:span text:style-name="T1">,</text:span> then the function body begins to run. When the function executes a<text:span text:style-name="T1"> </text:span><text:span text:style-name="Code_20_Inline">return</text:span> statement, the value in the statement is copied back to the caller, which can then use the value in an expression, assign it to a<text:span text:style-name="T1"> </text:span>variable, and so on.</text:p>
      <text:p text:style-name="Body_20_Text_20_Cont">In this book, I try to be careful about terminology: <text:span text:style-name="Emphasis"><text:span text:style-name="T5">arguments</text:span></text:span> are the expressions in a function call, and <text:span text:style-name="Emphasis"><text:span text:style-name="T5">parameters</text:span></text:span> are the variables in a function’s header. I’ve also seen the phrase <text:span text:style-name="Emphasis"><text:span text:style-name="T5">actual</text:span></text:span><text:span text:style-name="T6"> </text:span><text:span text:style-name="Emphasis"><text:span text:style-name="T5">argument</text:span></text:span> used for arguments and <text:span text:style-name="Emphasis"><text:span text:style-name="T5">formal</text:span></text:span><text:span text:style-name="T6"> </text:span><text:span text:style-name="Emphasis"><text:span text:style-name="T5">argument</text:span></text:span> used for parameters. I find these confusing, so I recommend you stick with the terms <text:span text:style-name="Emphasis"><text:span text:style-name="T5">arguments</text:span></text:span> and <text:span text:style-name="Emphasis"><text:span text:style-name="T5">parameters</text:span></text:span>.</text:p>
      <text:h text:style-name="Heading_20_1" text:outline-level="1"><text:bookmark-start text:name="dec"/>Declarations and Definitions</text:h>
      <text:p text:style-name="Body_20_Text_20_First">I wrote the functions in bottom-up fashion because C++ <text:span text:style-name="T1">has</text:span> to know about a<text:span text:style-name="T1"> </text:span>function before it can compile any call to that function. The easiest way to achieve this in a<text:span text:style-name="T1"> </text:span>simple program is to write every function before you call it—that is, write the function earlier in the source file than the point at which you call the function.</text:p>
      <text:p text:style-name="Body_20_Text_20_Cont">If you prefer, you can code in a top-down manner and write <text:span text:style-name="Code_20_Inline">main()</text:span> first, followed by the functions it calls. The compiler still has to know about the functions <text:soft-page-break/>before you call them, but you don’t have to provide the complete function. Instead, you provide only what the compiler requires: the return type, name, and a comma-separated list of parameters in parentheses. Listing 20-2 shows this new arrangement of the source code.</text:p>
      <text:p text:style-name="Code_20_Caption"><text:span text:style-name="T3">Listing</text:span><text:span text:style-name="T2"> </text:span><text:span text:style-name="T3">20-2.</text:span> Separating Function Declarations from Definitions</text:p>
      <text:p text:style-name="P8"><text:change text:change-id="ct94365716762576"/><text:change-start text:change-id="ct94365786393280"/>import &lt;iostream&gt;;<text:change-end text:change-id="ct94365786393280"/></text:p>
      <text:p text:style-name="P8"><text:change text:change-id="ct94365791992592"/><text:change-start text:change-id="ct94365715238496"/>import &lt;string&gt;;<text:change-end text:change-id="ct94365715238496"/></text:p>
      <text:p text:style-name="Code"/>
      <text:p text:style-name="Code">void ignore_line();</text:p>
      <text:p text:style-name="Code">int prompted_read(std::string prompt);</text:p>
      <text:p text:style-name="Code">void print_result(int count, int sum);</text:p>
      <text:p text:style-name="Code"/>
      <text:p text:style-name="Code">/** Main program. </text:p>
      <text:p text:style-name="Code"><text:span text:style-name="T4"><text:s/></text:span>* Read integers from the standard input and print statistics about them.</text:p>
      <text:p text:style-name="Code"><text:span text:style-name="T4"><text:s/></text:span>*/</text:p>
      <text:p text:style-name="Code">int main()</text:p>
      <text:p text:style-name="Code">{<text:change-start text:change-id="ct94365805690400"/></text:p>
      <text:p text:style-name="P2"><text:s text:c="2"/>int sum{0}, count{0};<text:change-end text:change-id="ct94365805690400"/></text:p>
      <text:p text:style-name="Code"><text:span text:style-name="T4"><text:s text:c="2"/></text:span>while (<text:change text:change-id="ct94365787083616"/>std::cin)</text:p>
      <text:p text:style-name="Code"><text:span text:style-name="T4"><text:s text:c="2"/></text:span>{</text:p>
      <text:p text:style-name="Code"><text:span text:style-name="T4"><text:s text:c="4"/></text:span>if (int x{ prompted_read("Value: ") }; std::cin)</text:p>
      <text:p text:style-name="Code"><text:span text:style-name="T4"><text:s text:c="4"/></text:span>{</text:p>
      <text:p text:style-name="Code"><text:span text:style-name="T4"><text:s text:c="6"/></text:span>sum = sum + x;</text:p>
      <text:p text:style-name="Code"><text:span text:style-name="T4"><text:s text:c="6"/></text:span>++count;</text:p>
      <text:p text:style-name="Code"><text:span text:style-name="T4"><text:s text:c="4"/></text:span>}</text:p>
      <text:p text:style-name="Code"><text:span text:style-name="T4"><text:s text:c="2"/></text:span>}</text:p>
      <text:p text:style-name="Code"><text:span text:style-name="T4"><text:s text:c="2"/></text:span>print_result(count, sum);</text:p>
      <text:p text:style-name="Code">}</text:p>
      <text:p text:style-name="Code"/>
      <text:p text:style-name="Code">/** Prompt the user, then read a<text:span text:style-name="T1"> </text:span>number, and ignore the rest of the line.</text:p>
      <text:p text:style-name="Code"><text:span text:style-name="T4"><text:s/></text:span>* @param prompt the prompt string</text:p>
      <text:p text:style-name="Code"><text:span text:style-name="T4"><text:s/></text:span>* @return the input number or -1 for end-of-file</text:p>
      <text:p text:style-name="Code"><text:span text:style-name="T4"><text:s/></text:span>*/</text:p>
      <text:p text:style-name="Code">int prompted_read(std::string prompt)</text:p>
      <text:p text:style-name="Code">{</text:p>
      <text:p text:style-name="Code"><text:span text:style-name="T4"><text:s text:c="2"/></text:span>std::cout &lt;&lt; prompt;</text:p>
      <text:p text:style-name="Code"><text:span text:style-name="T4"><text:s text:c="2"/></text:span>int x{-1};</text:p>
      <text:p text:style-name="Code"><text:span text:style-name="T4"><text:s text:c="2"/></text:span>std::cin &gt;&gt; x;</text:p>
      <text:p text:style-name="Code"><text:span text:style-name="T4"><text:s text:c="2"/></text:span>ignore_line();</text:p>
      <text:p text:style-name="Code"><text:span text:style-name="T4"><text:s text:c="2"/></text:span>return x;</text:p>
      <text:p text:style-name="Code">}</text:p>
      <text:p text:style-name="Code"/>
      <text:p text:style-name="Code">/** Ignore the rest of the input line. */</text:p>
      <text:p text:style-name="Code">void ignore_line()</text:p>
      <text:p text:style-name="Code">{<text:change-start text:change-id="ct94365819753040"/></text:p>
      <text:p text:style-name="P2"><text:soft-page-break/><text:s text:c="2"/>char c{};<text:change-end text:change-id="ct94365819753040"/></text:p>
      <text:p text:style-name="Code"><office:annotation office:name="__Annotation__8255_2132577490" loext:resolved="false"><dc:creator>Michael Thomas</dc:creator><dc:date>2020-03-10T12:25:41.680000000</dc:date><text:p text:style-name="P10"><text:span text:style-name="T15">This line generates an error.</text:span></text:p>
<text:p text:style-name="P10"><text:span text:style-name="T15"/></text:p>
<text:p text:style-name="P10"><text:span text:style-name="T15">'c': undeclared identifier</text:span></text:p>
</office:annotation><text:span text:style-name="T4"><text:s text:c="2"/></text:span>while (<text:change text:change-id="ct94365728790992"/>std::cin.get(c) and c != '\n')<office:annotation-end office:name="__Annotation__8255_2132577490"/></text:p>
      <text:p text:style-name="Code"><text:span text:style-name="T4"><text:s text:c="4"/></text:span>/*empty*/;</text:p>
      <text:p text:style-name="Code">}</text:p>
      <text:p text:style-name="Code"/>
      <text:p text:style-name="Code">/** Print the statistics.</text:p>
      <text:p text:style-name="Code"><text:span text:style-name="T4"><text:s/></text:span>* @param count the number of values</text:p>
      <text:p text:style-name="Code"><text:span text:style-name="T4"><text:s/></text:span>* @param sum the sum of the values</text:p>
      <text:p text:style-name="Code"><text:span text:style-name="T4"><text:s/></text:span>*/</text:p>
      <text:p text:style-name="Code">void print_result(int count, int sum)</text:p>
      <text:p text:style-name="Code">{</text:p>
      <text:p text:style-name="Code"><text:span text:style-name="T4"><text:s text:c="2"/></text:span>if (count == 0)</text:p>
      <text:p text:style-name="Code"><text:span text:style-name="T4"><text:s text:c="2"/></text:span>{</text:p>
      <text:p text:style-name="Code"><text:span text:style-name="T4"><text:s text:c="4"/></text:span>std::cout &lt;&lt; "no data\n";</text:p>
      <text:p text:style-name="Code"><text:span text:style-name="T4"><text:s text:c="4"/></text:span>return;</text:p>
      <text:p text:style-name="Code"><text:span text:style-name="T4"><text:s text:c="2"/></text:span>}</text:p>
      <text:p text:style-name="Code"/>
      <text:p text:style-name="Code"><text:span text:style-name="T4"><text:s text:c="2"/></text:span>std::cout &lt;&lt; "\ncount = " &lt;&lt; count;</text:p>
      <text:p text:style-name="Code"><text:span text:style-name="T4"><text:s text:c="2"/></text:span>std::cout &lt;&lt; "\nsum <text:s text:c="2"/>= " &lt;&lt; sum;</text:p>
      <text:p text:style-name="Code"><text:span text:style-name="T4"><text:s text:c="2"/></text:span>std::cout &lt;&lt; "\nmean <text:s/>= " &lt;&lt; sum/count &lt;&lt; '\n';</text:p>
      <text:p text:style-name="Code">}</text:p>
      <text:p text:style-name="Body_20_Text_20_Cont">Writing the function in its entirety is known as providing a <text:span text:style-name="Emphasis"><text:span text:style-name="T5">definition</text:span></text:span>. Writing the function header by itself—that is, the return type, name, and parameters, followed by a semicolon—is known as a <text:span text:style-name="Emphasis"><text:span text:style-name="T5">declaration</text:span></text:span>. In general, a declaration tells the compiler how to use a name: what part of a program the name is (typedef, variable, function, etc.), the type of the name, and anything else (such as function parameters) that the compiler requires in order to make sure your program uses that name correctly. The definition provides the body or implementation for a name. A function’s declaration must match its definition: the return types, name, and the types of the parameters must be the same. However, the parameter names can differ.</text:p>
      <text:p text:style-name="Body_20_Text_20_Cont">A definition is also a declaration, because the full definition of an entity also tells C++ how to use that entity.</text:p>
      <text:p text:style-name="Body_20_Text_20_Cont">The distinction between declaration and definition is crucial in C++. So far, our simple programs have not needed to face the difference, but that will soon change. Remember: A declaration describes a name to the compiler, and a definition provides all the details the compiler requires for the entity you are defining.</text:p>
      <text:p text:style-name="Body_20_Text_20_Cont">In order to use a variable, such as a function parameter, the compiler needs only the declaration of its name and the type. For a local variable, however, the compiler needs a definition, so that it knows to set aside memory to store the variable. The definition can also provide the variable’s initial value. Even without an explicit <text:soft-page-break/>initial value, the compiler may generate code to initialize the variable, such as ensuring that a <text:span text:style-name="Code_20_Inline">string</text:span> or <text:span text:style-name="Code_20_Inline">vector</text:span> is properly initialized as empty.</text:p>
      <text:h text:style-name="Heading_20_1" text:outline-level="1"><text:bookmark-start text:name="count"/><text:bookmark-end text:name="dec"/>Counting Words—Again</text:h>
      <text:p text:style-name="Body_20_Text_20_First">Your turn<text:span text:style-name="T1">.</text:span> <text:span text:style-name="Strong_20_Emphasis"><text:span text:style-name="T8">R</text:span></text:span><text:span text:style-name="Strong_20_Emphasis"><text:span text:style-name="T7">ewrite the word-counting program (last seen in Exploration 19), this time making use of functions</text:span></text:span><text:span text:style-name="T9">.</text:span> For example, you can restore the pretty-printing utility by encapsulating it in a<text:span text:style-name="T1"> </text:span>single function. Here’s a<text:span text:style-name="T1"> </text:span>hint: you may want to use the <text:span text:style-name="Code_20_Inline">typedef</text:span> names in multiple functions. If so, declare them before the first function, following <text:alphabetical-index-mark text:string-value="counting word" text:key1="Functions"/>the <text:span text:style-name="Code_20_Inline">#include</text:span> directives.</text:p>
      <text:p text:style-name="Body_20_Text_20_Cont">Test the program to ensure that your changes have not altered its behavior.</text:p>
      <text:p text:style-name="Body_20_Text_20_Cont">Compare your program with Listing 20-3.</text:p>
      <text:p text:style-name="Code_20_Caption"><text:span text:style-name="T3">Listing</text:span><text:span text:style-name="T2"> </text:span><text:span text:style-name="T3">20-3.</text:span> Using Functions to Clarify the Word-Counting Program</text:p>
      <text:p text:style-name="Code"><text:change text:change-id="ct94365712350672"/><text:change-start text:change-id="ct94365703615856"/><text:span text:style-name="T10">import &lt;</text:span><text:span text:style-name="T11">format</text:span><text:span text:style-name="T10">&gt;;</text:span><text:change-end text:change-id="ct94365703615856"/></text:p>
      <text:p text:style-name="P8"><text:change text:change-id="ct94365805080336"/><text:change-start text:change-id="ct94365812726032"/>import &lt;iostream&gt;;<text:change-end text:change-id="ct94365812726032"/></text:p>
      <text:p text:style-name="P8"><text:change text:change-id="ct94365738437376"/><text:change-start text:change-id="ct94365716066640"/>import &lt;locale&gt;;<text:change-end text:change-id="ct94365716066640"/></text:p>
      <text:p text:style-name="P8"><text:change text:change-id="ct94365820695904"/><text:change-start text:change-id="ct94365795842704"/>import &lt;map&gt;;<text:change-end text:change-id="ct94365795842704"/></text:p>
      <text:p text:style-name="P8"><text:change text:change-id="ct94365811073616"/><text:change-start text:change-id="ct94365793537216"/>import &lt;string&gt;;<text:change-end text:change-id="ct94365793537216"/></text:p>
      <text:p text:style-name="Code"/>
      <text:p text:style-name="Code"><text:span text:style-name="T10">using count_map <text:s/>= </text:span>std::map&lt;std::string, int&gt;; ///&lt; Map words to counts</text:p>
      <text:p text:style-name="Code"><text:span text:style-name="T10">using count_pair = </text:span>count_map::value_type; <text:s text:c="5"/>///&lt; pair of a word and a count</text:p>
      <text:p text:style-name="Code"><text:span text:style-name="T10">using str_size <text:s text:c="2"/>= </text:span>std::string::size_type; <text:s text:c="4"/>///&lt; String size type</text:p>
      <text:p text:style-name="Code"/>
      <text:p text:style-name="Code">/** Initialize the I/O streams by imbuing them with</text:p>
      <text:p text:style-name="Code"><text:span text:style-name="T4"><text:s/></text:span>* the given locale. Use this function to imbue the streams</text:p>
      <text:p text:style-name="Code"><text:span text:style-name="T4"><text:s/></text:span>* with the native locale. C++ initially imbues streams with</text:p>
      <text:p text:style-name="Code"><text:span text:style-name="T4"><text:s/></text:span>* the classic locale.</text:p>
      <text:p text:style-name="Code"><text:span text:style-name="T4"><text:s/></text:span>* @param locale the native locale</text:p>
      <text:p text:style-name="Code"><text:span text:style-name="T4"><text:s/></text:span>*/</text:p>
      <text:p text:style-name="Code">void initialize_streams(std::locale locale)</text:p>
      <text:p text:style-name="Code">{</text:p>
      <text:p text:style-name="Code"><text:span text:style-name="T4"><text:s text:c="2"/></text:span>std::cin.imbue(locale);</text:p>
      <text:p text:style-name="Code"><text:span text:style-name="T4"><text:s text:c="2"/></text:span>std::cout.imbue(locale);</text:p>
      <text:p text:style-name="Code">}</text:p>
      <text:p text:style-name="Code"/>
      <text:p text:style-name="Code">/** Find the longest key in a map.</text:p>
      <text:p text:style-name="Code"><text:span text:style-name="T4"><text:s/></text:span>* @param map the map to search</text:p>
      <text:p text:style-name="Code"><text:span text:style-name="T4"><text:s/></text:span>* @returns the size of the longest key in @p map</text:p>
      <text:p text:style-name="Code"><text:span text:style-name="T4"><text:s/></text:span>*/</text:p>
      <text:p text:style-name="Code">str_size get_longest_key(count_map map)</text:p>
      <text:p text:style-name="Code">{</text:p>
      <text:p text:style-name="Code"><text:soft-page-break/><text:span text:style-name="T4"><text:s text:c="2"/></text:span>str_size result{0};</text:p>
      <text:p text:style-name="Code"><text:span text:style-name="T4"><text:s text:c="2"/></text:span>for (auto pair : map)</text:p>
      <text:p text:style-name="Code"><text:span text:style-name="T4"><text:s text:c="4"/></text:span>if (pair.first.size() &gt; result)</text:p>
      <text:p text:style-name="Code"><text:span text:style-name="T4"><text:s text:c="6"/></text:span>result = pair.first.size();</text:p>
      <text:p text:style-name="Code"><text:span text:style-name="T4"><text:s text:c="2"/></text:span>return result;</text:p>
      <text:p text:style-name="Code">}</text:p>
      <text:p text:style-name="Code"/>
      <text:p text:style-name="Code">/** Print the word, count, newline. Keep the columns neatly aligned.</text:p>
      <text:p text:style-name="Code"><text:span text:style-name="T4"><text:s/></text:span>* Rather than the tedious operation of measuring the magnitude of all</text:p>
      <text:p text:style-name="Code"><text:span text:style-name="T4"><text:s/></text:span>* the counts and then determining the necessary number of columns, just</text:p>
      <text:p text:style-name="Code"><text:span text:style-name="T4"><text:s/></text:span>* use a sufficiently large value for the counts column.</text:p>
      <text:p text:style-name="Code"><text:span text:style-name="T4"><text:s/></text:span>* @param iter an iterator that points to the word/count pair</text:p>
      <text:p text:style-name="Code"><text:span text:style-name="T4"><text:s/></text:span>* @param longest the size of the longest key; pad all keys to this size</text:p>
      <text:p text:style-name="Code"><text:span text:style-name="T4"><text:s/></text:span>*/</text:p>
      <text:p text:style-name="Code">void print_pair(count_pair pair, str_size longest)</text:p>
      <text:p text:style-name="Code">{</text:p>
      <text:p text:style-name="Code"><text:span text:style-name="T4"><text:s text:c="2"/></text:span>constexpr int count_size{10}; // Number of places for printing the count</text:p>
      <text:p text:style-name="P2"><text:span text:style-name="T4"><text:s text:c="2"/></text:span>std::cout &lt;&lt; std::<text:change text:change-id="ct94365732812768"/><text:change-start text:change-id="ct94365838412064"/><text:span text:style-name="T11">format</text:span><text:change-end text:change-id="ct94365838412064"/>(<text:change-start text:change-id="ct94365889758160"/>"<text:span text:style-name="T12">{1:{0}}{3:{2}}\n</text:span>",</text:p>
      <text:p text:style-name="P2"><text:s text:c="9"/><text:change-end text:change-id="ct94365889758160"/>longest<text:change text:change-id="ct94365792935568"/><text:change-start text:change-id="ct94365807130112"/>, <text:change-end text:change-id="ct94365807130112"/>pair.first<text:change text:change-id="ct94365734603056"/><text:change-start text:change-id="ct94365736050768"/>, <text:change-end text:change-id="ct94365736050768"/>count_size<text:change text:change-id="ct94365837684464"/><text:change-start text:change-id="ct94365729431040"/>,<text:change-end text:change-id="ct94365729431040"/> pair.second<text:change text:change-id="ct94365834167376"/><text:change-start text:change-id="ct94365797324160"/><text:span text:style-name="T11">)</text:span><text:change-end text:change-id="ct94365797324160"/>;</text:p>
      <text:p text:style-name="Code">}</text:p>
      <text:p text:style-name="Code"/>
      <text:p text:style-name="Code">/** Print the results in neat columns.</text:p>
      <text:p text:style-name="Code"><text:span text:style-name="T4"><text:s/></text:span>* @param counts the map of all the counts</text:p>
      <text:p text:style-name="Code"><text:span text:style-name="T4"><text:s/></text:span>*/</text:p>
      <text:p text:style-name="Code">void print_counts(count_map counts)</text:p>
      <text:p text:style-name="Code">{</text:p>
      <text:p text:style-name="Code"><text:span text:style-name="T4"><text:s text:c="2"/></text:span>str_size longest{get_longest_key(counts)<text:span text:style-name="T10">}</text:span>;</text:p>
      <text:p text:style-name="P1"><text:s text:c="2"/></text:p>
      <text:p text:style-name="Code"><text:span text:style-name="T4"><text:s text:c="2"/></text:span>// For each word/count pair...</text:p>
      <text:p text:style-name="Code"><text:span text:style-name="T4"><text:s text:c="2"/></text:span>for (count_pair pair : counts)</text:p>
      <text:p text:style-name="Code"><text:span text:style-name="T4"><text:s text:c="4"/></text:span>print_pair(pair, longest);</text:p>
      <text:p text:style-name="Code">}</text:p>
      <text:p text:style-name="Code"/>
      <text:p text:style-name="Code">/** Sanitize a string by keeping only alphabetic characters.</text:p>
      <text:p text:style-name="Code"><text:span text:style-name="T4"><text:s/></text:span>* @param str the original string</text:p>
      <text:p text:style-name="Code"><text:span text:style-name="T4"><text:s/></text:span>* @param loc the locale used to test the characters</text:p>
      <text:p text:style-name="Code"><text:span text:style-name="T4"><text:s/></text:span>* @return a santized copy of the string</text:p>
      <text:p text:style-name="Code"><text:span text:style-name="T4"><text:s/></text:span>*/</text:p>
      <text:p text:style-name="Code">std::string sanitize(std::string str, std::locale loc)</text:p>
      <text:p text:style-name="Code">{</text:p>
      <text:p text:style-name="Code"><text:span text:style-name="T4"><text:s text:c="2"/></text:span>std::string result{};</text:p>
      <text:p text:style-name="Code"><text:span text:style-name="T4"><text:s text:c="2"/></text:span>for (char ch : str)</text:p>
      <text:p text:style-name="Code"><text:span text:style-name="T4"><text:s text:c="4"/></text:span>if (std::isalnum(ch, loc))</text:p>
      <text:p text:style-name="Code"><text:span text:style-name="T4"><text:s text:c="6"/></text:span>result.push_back(std::tolower(ch, loc));</text:p>
      <text:p text:style-name="Code"><text:span text:style-name="T4"><text:s text:c="2"/></text:span>return result;</text:p>
      <text:p text:style-name="Code">}</text:p>
      <text:p text:style-name="Code"/>
      <text:p text:style-name="Code">/** Main program to count unique words in the standard input. */</text:p>
      <text:p text:style-name="Code">int main()</text:p>
      <text:p text:style-name="Code"><text:soft-page-break/>{</text:p>
      <text:p text:style-name="Code"><text:span text:style-name="T4"><text:s text:c="2"/></text:span>std::locale native{""}; <text:s text:c="12"/>// get the native locale</text:p>
      <text:p text:style-name="Code"><text:span text:style-name="T4"><text:s text:c="2"/></text:span>initialize_streams(native);</text:p>
      <text:p text:style-name="Code"/>
      <text:p text:style-name="Code"><text:span text:style-name="T4"><text:s text:c="2"/></text:span>count_map counts{};</text:p>
      <text:p text:style-name="Code"/>
      <text:p text:style-name="Code"><text:span text:style-name="T4"><text:s text:c="2"/></text:span>// Read words from the standard input and count the number of times</text:p>
      <text:p text:style-name="Code"><text:span text:style-name="T4"><text:s text:c="2"/></text:span>// each word occurs.<text:change-start text:change-id="ct94365819836384"/></text:p>
      <text:p text:style-name="P2"><text:s text:c="2"/>std::string word{};<text:change-end text:change-id="ct94365819836384"/></text:p>
      <text:p text:style-name="Code"><text:span text:style-name="T4"><text:s text:c="2"/></text:span>while (<text:change text:change-id="ct94365840152688"/>std::cin &gt;&gt; word)</text:p>
      <text:p text:style-name="Code"><text:span text:style-name="T4"><text:s text:c="2"/></text:span>{</text:p>
      <text:p text:style-name="Code"><text:span text:style-name="T4"><text:s text:c="4"/></text:span>std::string copy{ sanitize(word, native) };</text:p>
      <text:p text:style-name="Code"/>
      <text:p text:style-name="Code"><text:span text:style-name="T4"><text:s text:c="4"/></text:span>// The "word" might be all punctuation, so the copy would be empty.</text:p>
      <text:p text:style-name="Code"><text:span text:style-name="T4"><text:s text:c="4"/></text:span>// Don't count empty strings.</text:p>
      <text:p text:style-name="Code"><office:annotation office:name="__Annotation__8265_2132577490" loext:resolved="false"><dc:creator>Michael Thomas</dc:creator><dc:date>2020-03-10T12:29:42.270000000</dc:date><text:p text:style-name="P10"><text:span text:style-name="T14">This line generates an error.</text:span></text:p>
<text:p text:style-name="P10"><text:span text:style-name="T14"/></text:p>
<text:p text:style-name="P10"><text:span text:style-name="T14">copy': undeclared identifier</text:span></text:p>
</office:annotation><text:span text:style-name="T4"><text:s text:c="4"/></text:span>if (not copy.empty())<office:annotation-end office:name="__Annotation__8265_2132577490"/></text:p>
      <text:p text:style-name="Code"><text:span text:style-name="T4"><text:s text:c="6"/></text:span>++counts[copy];</text:p>
      <text:p text:style-name="Code"><text:span text:style-name="T4"><text:s text:c="2"/></text:span>}</text:p>
      <text:p text:style-name="Code"/>
      <text:p text:style-name="Code"><text:span text:style-name="T4"><text:s text:c="2"/></text:span>print_counts(counts);</text:p>
      <text:p text:style-name="Code">}</text:p>
      <text:p text:style-name="Body_20_Text_20_Cont">By using functions, you can read, write, and maintain a program in smaller pieces, handling each piece as a discrete entity. Instead of being overwhelmed by one long <text:span text:style-name="Code_20_Inline">main()</text:span>, you can read, understand, and internalize one function at a time, then move on to the next function. The compiler keeps you honest by ensuring that the function calls match the function declarations, that the function definitions and declarations agree, that you haven’t mistyped a name, and that the function return types match the contexts where the functions are called.</text:p>
      <text:h text:style-name="Heading_20_1" text:outline-level="1"><text:bookmark-end text:name="count"/>The main() Function<text:alphabetical-index-mark text:string-value="main() function" text:key1="Functions"/></text:h>
      <text:p text:style-name="Body_20_Text_20_First">Now that you know more about functions, you can answer the question that you may have already asked yourself: <text:span text:style-name="Strong_20_Emphasis"><text:span text:style-name="T7">What is special about the</text:span></text:span><text:span text:style-name="Strong_20_Emphasis"> </text:span><text:span text:style-name="Code_20_Inline">main()</text:span><text:span text:style-name="Strong_20_Emphasis"><text:span text:style-name="T7"> function</text:span></text:span><text:alphabetical-index-mark text:string-value="main() function"/><text:span text:style-name="Strong_20_Emphasis"><text:span text:style-name="T7">?</text:span></text:span></text:p>
      <text:p text:style-name="Unnumbered_20_List">_____________________________________________________________</text:p>
      <text:p text:style-name="Unnumbered_20_List">_____________________________________________________________</text:p>
      <text:p text:style-name="Body_20_Text_20_Cont">One way that <text:span text:style-name="Code_20_Inline">main()</text:span> differs from ordinary functions is immediately obvious. All the <text:span text:style-name="Code_20_Inline">main()</text:span> functions in this book lack a <text:span text:style-name="Code_20_Inline">return</text:span> statement. An ordinary function that returns an <text:span text:style-name="Code_20_Inline">int</text:span> must have at least one <text:span text:style-name="Code_20_Inline">return</text:span> statement, but <text:span text:style-name="Code_20_Inline">main()</text:span> is special. If you don’t supply your own <text:span text:style-name="Code_20_Inline">return</text:span> statement, the compiler inserts a <text:span text:style-name="Code_20_Inline">return</text:span> <text:span text:style-name="Code_20_Inline">0;</text:span> statement at <text:soft-page-break/>the end of <text:span text:style-name="Code_20_Inline">main()</text:span>. If control reaches the end of the function body, the effect is the same as <text:span text:style-name="Code_20_Inline">return</text:span> <text:span text:style-name="Code_20_Inline">0;</text:span>, which returns a success status to the operating system. If you want to signal an error to the operating system, you can return a non-zero value from <text:span text:style-name="Code_20_Inline">main()</text:span>. How the operating system interprets the value depends on the implementation. The only portable values to return are <text:span text:style-name="Code_20_Inline">0</text:span>, <text:span text:style-name="Code_20_Inline">EXIT_SUCCESS</text:span>, and <text:span text:style-name="Code_20_Inline">EXIT_FAILURE</text:span>. <text:span text:style-name="Code_20_Inline">EXIT_SUCCESS</text:span> means the same thing as <text:span text:style-name="Code_20_Inline">0</text:span>—namely, success, but its actual value can be different from <text:span text:style-name="Code_20_Inline">0</text:span>. The names are declared in <text:span text:style-name="Code_20_Inline">&lt;cstdlib&gt;</text:span>.</text:p>
      <text:p text:style-name="Body_20_Text_20_Cont">The next Exploration continues to examine functions by taking a closer look at the arguments in function calls.</text:p>
      <text:p text:style-name="Body_20_Text_20_Cont"><text:bookmark text:name="Ref_Chapter"/></text:p>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2T04:52:00</meta:creation-date>
    <dc:creator>Ray Lischner</dc:creator>
    <dc:date>2020-04-28T10:16:03.423720630</dc:date>
    <meta:print-date>2009-03-19T10:05:00</meta:print-date>
    <meta:editing-cycles>15</meta:editing-cycles>
    <meta:editing-duration>PT1H43M6S</meta:editing-duration>
    <meta:generator>LibreOffice/6.4.2.2$Linux_X86_64 LibreOffice_project/40$Build-2</meta:generator>
    <meta:document-statistic meta:table-count="0" meta:image-count="0" meta:object-count="0" meta:page-count="10" meta:paragraph-count="238" meta:word-count="2277" meta:character-count="14077" meta:non-whitespace-character-count="11730"/>
    <meta:user-defined meta:name="Chapter Number">20</meta:user-defined>
    <meta:user-defined meta:name="ContentType">Document</meta:user-defined>
  </office:meta>
</office:document-meta>
</file>